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position="0% 100%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Heading_20_1">
      <style:paragraph-properties fo:line-height="100%" fo:text-align="center" style:justify-single-word="false"/>
      <style:text-properties style:text-position="0% 100%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>
      <style:paragraph-properties fo:text-align="center" style:justify-single-word="false"/>
      <style:text-properties style:text-position="sub 58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CSE307P – Compiler Design Lab (L41 + L42)</text:h>
      <text:h text:style-name="P2" text:outline-level="1">Experiment 1 – Phases of a Compiler</text:h>
      <text:h text:style-name="P2" text:outline-level="1">Divyanshu Patel (23BAI1214)</text:h>
      <text:p text:style-name="P12"/>
      <text:h text:style-name="Heading_20_2" text:outline-level="2">Introduction</text:h>
      <text:p text:style-name="Text_20_body">A compiler is a software system that translates high‑level source code into machine‑level instructions. Its design is organized into a sequence of well‑defined phases, each responsible for ensuring correctness, structure, meaning, and efficiency. These phases work together to transform human‑readable code into executable programs. </text:p>
      <text:h text:style-name="Heading_20_1" text:outline-level="1"><text:span text:style-name="Strong_20_Emphasis">1. Lexical Analysis (Scanner Phase)</text:span></text:h>
      <text:p text:style-name="Text_20_body">Lexical analysis reads the input program character by character and groups them into <text:span text:style-name="Strong_20_Emphasis">tokens</text:span>, which are the smallest meaningful units like keywords, identifiers, operators, constants, and punctuation symbols. It also removes comments and whitespace.</text:p>
      <text:h text:style-name="Heading_20_3" text:outline-level="3">Responsibilities</text:h>
      <text:list xml:id="list2214272569" text:style-name="L1">
        <text:list-item>
          <text:p text:style-name="P4">Token generation</text:p>
        </text:list-item>
        <text:list-item>
          <text:p text:style-name="P4">Removal of whitespace/comments</text:p>
        </text:list-item>
        <text:list-item>
          <text:p text:style-name="P4">Error detection for illegal characters</text:p>
        </text:list-item>
      </text:list>
      <text:h text:style-name="Heading_20_3" text:outline-level="3"><text:span text:style-name="Strong_20_Emphasis">Examples </text:span></text:h>
      <text:h text:style-name="Heading_20_4" text:outline-level="4"><text:span text:style-name="Strong_20_Emphasis">Example 1 – Variables and Literals</text:span></text:h>
      <text:p text:style-name="Text_20_body">C Code:</text:p>
      <text:p text:style-name="P3"><text:span text:style-name="Source_20_Text">int x = 10;</text:span></text:p>
      <text:p text:style-name="Text_20_body">Tokens: int, x, =, 10, ;</text:p>
      <text:h text:style-name="Heading_20_4" text:outline-level="4"><text:span text:style-name="Strong_20_Emphasis">Example 2 – Keywords and Operators</text:span></text:h>
      <text:p text:style-name="P3"><text:span text:style-name="Source_20_Text">float y = x + 2.5;</text:span></text:p>
      <text:p text:style-name="Text_20_body">Tokens: float, y, =, x, +, 2.5, ;</text:p>
      <text:h text:style-name="Heading_20_4" text:outline-level="4"><text:span text:style-name="Strong_20_Emphasis">Example 3 – Strings and Identifiers</text:span></text:h>
      <text:p text:style-name="P3"><text:span text:style-name="Source_20_Text">printf("Hello");</text:span></text:p>
      <text:p text:style-name="Text_20_body">Tokens: printf, (, "Hello", ), ;</text:p>
      <text:h text:style-name="Heading_20_1" text:outline-level="1"><text:soft-page-break/><text:span text:style-name="Strong_20_Emphasis">2. Syntax Analysis (Parsing Phase)</text:span></text:h>
      <text:p text:style-name="Text_20_body">The parser takes tokens and checks whether they follow the <text:span text:style-name="Strong_20_Emphasis">grammar</text:span> of the language. It builds a <text:span text:style-name="Strong_20_Emphasis">Parse Tree</text:span> or <text:span text:style-name="Strong_20_Emphasis">Syntax Tree</text:span>, representing the program’s structure.</text:p>
      <text:h text:style-name="Heading_20_3" text:outline-level="3">Responsibilities</text:h>
      <text:list xml:id="list834726564" text:style-name="L2">
        <text:list-item>
          <text:p text:style-name="P5">Grammar checking</text:p>
        </text:list-item>
        <text:list-item>
          <text:p text:style-name="P5">Construction of parse tree / AST</text:p>
        </text:list-item>
        <text:list-item>
          <text:p text:style-name="P5">Syntax error reporting</text:p>
        </text:list-item>
      </text:list>
      <text:h text:style-name="Heading_20_3" text:outline-level="3"><text:span text:style-name="Strong_20_Emphasis">Parse Tree Example</text:span></text:h>
      <text:p text:style-name="Text_20_body">Expression: <text:span text:style-name="Source_20_Text">a + b * c</text:span></text:p>
      <text:p text:style-name="Preformatted_20_Text"><text:span text:style-name="Source_20_Text"><text:s text:c="7"/>(+)</text:span></text:p>
      <text:p text:style-name="Preformatted_20_Text"><text:span text:style-name="Source_20_Text"><text:s text:c="6"/>/ <text:s text:c="2"/>\</text:span></text:p>
      <text:p text:style-name="Preformatted_20_Text"><text:span text:style-name="Source_20_Text"><text:s text:c="4"/>a <text:s text:c="4"/>(*)</text:span></text:p>
      <text:p text:style-name="Preformatted_20_Text"><text:span text:style-name="Source_20_Text"><text:s text:c="9"/>/ <text:s text:c="2"/>\</text:span></text:p>
      <text:p text:style-name="P3"><text:span text:style-name="Source_20_Text"><text:s text:c="8"/>b <text:s text:c="4"/>c</text:span></text:p>
      <text:h text:style-name="Heading_20_3" text:outline-level="3"><text:span text:style-name="Strong_20_Emphasis">Examples </text:span></text:h>
      <text:h text:style-name="Heading_20_4" text:outline-level="4"><text:span text:style-name="Strong_20_Emphasis">Example 1 – Valid Statement</text:span></text:h>
      <text:p text:style-name="P3"><text:span text:style-name="Source_20_Text">int x = 10;</text:span></text:p>
      <text:p text:style-name="Text_20_body">Grammar accepted.</text:p>
      <text:h text:style-name="Heading_20_4" text:outline-level="4"><text:span text:style-name="Strong_20_Emphasis">Example 2 – Invalid Syntax</text:span></text:h>
      <text:p text:style-name="P3"><text:span text:style-name="Source_20_Text">int = x 10;</text:span></text:p>
      <text:p text:style-name="Text_20_body">Error: unexpected token '='.</text:p>
      <text:h text:style-name="Heading_20_4" text:outline-level="4"><text:span text:style-name="Strong_20_Emphasis">Example 3 – Missing Bracket</text:span></text:h>
      <text:p text:style-name="Preformatted_20_Text"><text:span text:style-name="Source_20_Text">if (x &gt; 0)</text:span></text:p>
      <text:p text:style-name="P3"><text:span text:style-name="Source_20_Text"><text:s text:c="4"/>printf("ok");</text:span></text:p>
      <text:p text:style-name="Text_20_body">Valid.</text:p>
      <text:p text:style-name="Preformatted_20_Text"><text:span text:style-name="Source_20_Text">if (x &gt; 0</text:span></text:p>
      <text:p text:style-name="P3"><text:span text:style-name="Source_20_Text"><text:s text:c="4"/>printf("ok");</text:span></text:p>
      <text:p text:style-name="Text_20_body">Error: missing ')'.</text:p>
      <text:h text:style-name="Heading_20_1" text:outline-level="1"><text:span text:style-name="Strong_20_Emphasis"/></text:h>
      <text:p text:style-name="Text_20_body"><text:span text:style-name="Strong_20_Emphasis"/></text:p>
      <text:h text:style-name="Heading_20_1" text:outline-level="1"><text:soft-page-break/><text:span text:style-name="Strong_20_Emphasis">3. Semantic Analysis</text:span></text:h>
      <text:p text:style-name="Text_20_body">Semantic analysis verifies whether the program has meaningful and type‑correct operations.</text:p>
      <text:h text:style-name="Heading_20_3" text:outline-level="3">Responsibilities</text:h>
      <text:list xml:id="list2748326700" text:style-name="L3">
        <text:list-item>
          <text:p text:style-name="P6">Type checking</text:p>
        </text:list-item>
        <text:list-item>
          <text:p text:style-name="P6">Scope resolution</text:p>
        </text:list-item>
        <text:list-item>
          <text:p text:style-name="P6">Declaration checking</text:p>
        </text:list-item>
        <text:list-item>
          <text:p text:style-name="P6">Function argument validation</text:p>
        </text:list-item>
      </text:list>
      <text:h text:style-name="Heading_20_3" text:outline-level="3"><text:span text:style-name="Strong_20_Emphasis">Examples </text:span></text:h>
      <text:h text:style-name="Heading_20_4" text:outline-level="4"><text:span text:style-name="Strong_20_Emphasis">Example 1 – Type Mismatch</text:span></text:h>
      <text:p text:style-name="P3"><text:span text:style-name="Source_20_Text">int x = "hello";</text:span></text:p>
      <text:p text:style-name="Text_20_body">Error: string cannot be assigned to int.</text:p>
      <text:h text:style-name="Heading_20_4" text:outline-level="4"><text:span text:style-name="Strong_20_Emphasis">Example 2 – Undeclared Variable</text:span></text:h>
      <text:p text:style-name="P3"><text:span text:style-name="Source_20_Text">x = 5;</text:span></text:p>
      <text:p text:style-name="Text_20_body">Error: x is not declared.</text:p>
      <text:h text:style-name="Heading_20_4" text:outline-level="4"><text:span text:style-name="Strong_20_Emphasis">Example 3 – Parameter Type Check</text:span></text:h>
      <text:p text:style-name="Preformatted_20_Text"><text:span text:style-name="Source_20_Text">void f(int a) {}</text:span></text:p>
      <text:p text:style-name="P3"><text:span text:style-name="Source_20_Text">f("hello");</text:span></text:p>
      <text:p text:style-name="Text_20_body">Error: expected int, got string.</text:p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4. Intermediate Code Generation (ICG)</text:span></text:h>
      <text:p text:style-name="Text_20_body">The compiler converts the syntax tree into <text:span text:style-name="Strong_20_Emphasis">intermediate representation (IR)</text:span> such as TAC (Three Address Code). This representation is machine‑independent.</text:p>
      <text:h text:style-name="Heading_20_3" text:outline-level="3">Responsibilities</text:h>
      <text:list xml:id="list1041565853" text:style-name="L4">
        <text:list-item>
          <text:p text:style-name="P7">Convert expressions to TAC</text:p>
        </text:list-item>
        <text:list-item>
          <text:p text:style-name="P7">Introduce temporary variables</text:p>
        </text:list-item>
        <text:list-item>
          <text:p text:style-name="P7">Preserve semantics</text:p>
        </text:list-item>
      </text:list>
      <text:h text:style-name="Heading_20_3" text:outline-level="3"><text:span text:style-name="Strong_20_Emphasis">Examples </text:span></text:h>
      <text:h text:style-name="Heading_20_4" text:outline-level="4"><text:span text:style-name="Strong_20_Emphasis">Example 1 – Arithmetic Expression</text:span></text:h>
      <text:p text:style-name="Text_20_body">C Code:</text:p>
      <text:p text:style-name="P3"><text:span text:style-name="Source_20_Text">a = b + c * d;</text:span></text:p>
      <text:p text:style-name="Text_20_body">IR:</text:p>
      <text:p text:style-name="Preformatted_20_Text"><text:span text:style-name="Source_20_Text">t1 = c * d</text:span></text:p>
      <text:p text:style-name="P3"><text:span text:style-name="Source_20_Text">a = b + t1</text:span></text:p>
      <text:h text:style-name="Heading_20_4" text:outline-level="4"><text:span text:style-name="Strong_20_Emphasis">Example 2 – Conditional</text:span></text:h>
      <text:p text:style-name="P3"><text:span text:style-name="Source_20_Text">if (a &gt; b) c = a;</text:span></text:p>
      <text:p text:style-name="Text_20_body">IR:</text:p>
      <text:p text:style-name="Preformatted_20_Text"><text:span text:style-name="Source_20_Text">if a &gt; b goto L1</text:span></text:p>
      <text:p text:style-name="Preformatted_20_Text"><text:span text:style-name="Source_20_Text">goto L2</text:span></text:p>
      <text:p text:style-name="Preformatted_20_Text"><text:span text:style-name="Source_20_Text">L1: c = a</text:span></text:p>
      <text:p text:style-name="P3"><text:span text:style-name="Source_20_Text">L2:</text:span></text:p>
      <text:h text:style-name="Heading_20_4" text:outline-level="4"><text:span text:style-name="Strong_20_Emphasis">Example 3 – Function Call</text:span></text:h>
      <text:p text:style-name="P3"><text:span text:style-name="Source_20_Text">x = sum(a, b);</text:span></text:p>
      <text:p text:style-name="Text_20_body">IR:</text:p>
      <text:p text:style-name="Preformatted_20_Text"><text:span text:style-name="Source_20_Text">push a</text:span></text:p>
      <text:p text:style-name="Preformatted_20_Text"><text:span text:style-name="Source_20_Text">push b</text:span></text:p>
      <text:p text:style-name="Preformatted_20_Text"><text:span text:style-name="Source_20_Text">call sum</text:span></text:p>
      <text:p text:style-name="P3"><text:span text:style-name="Source_20_Text">x = return_value</text:span></text:p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5. Code Optimization</text:span></text:h>
      <text:p text:style-name="Text_20_body">Optimization improves intermediate code by removing redundancy and improving speed.</text:p>
      <text:h text:style-name="Heading_20_3" text:outline-level="3">Responsibilities</text:h>
      <text:list xml:id="list3947718267" text:style-name="L5">
        <text:list-item>
          <text:p text:style-name="P8">Remove common subexpressions</text:p>
        </text:list-item>
        <text:list-item>
          <text:p text:style-name="P8">Constant folding</text:p>
        </text:list-item>
        <text:list-item>
          <text:p text:style-name="P8">Dead code elimination</text:p>
        </text:list-item>
        <text:list-item>
          <text:p text:style-name="P8">Loop optimization</text:p>
        </text:list-item>
      </text:list>
      <text:h text:style-name="Heading_20_3" text:outline-level="3"><text:span text:style-name="Strong_20_Emphasis">Examples </text:span></text:h>
      <text:h text:style-name="Heading_20_4" text:outline-level="4"><text:span text:style-name="Strong_20_Emphasis">Example 1 – Common Subexpression Elimination</text:span></text:h>
      <text:p text:style-name="Text_20_body">Before:</text:p>
      <text:p text:style-name="Preformatted_20_Text"><text:span text:style-name="Source_20_Text">t1 = a + b</text:span></text:p>
      <text:p text:style-name="P3"><text:span text:style-name="Source_20_Text">t2 = a + b</text:span></text:p>
      <text:p text:style-name="Text_20_body">After:</text:p>
      <text:p text:style-name="P3"><text:span text:style-name="Source_20_Text">t1 = a + b</text:span></text:p>
      <text:h text:style-name="Heading_20_4" text:outline-level="4"><text:span text:style-name="Strong_20_Emphasis">Example 2 – Constant Folding</text:span></text:h>
      <text:p text:style-name="Text_20_body">Before:</text:p>
      <text:p text:style-name="P3"><text:span text:style-name="Source_20_Text">t1 = 5 * 10</text:span></text:p>
      <text:p text:style-name="Text_20_body">After:</text:p>
      <text:p text:style-name="P3"><text:span text:style-name="Source_20_Text">t1 = 50</text:span></text:p>
      <text:h text:style-name="Heading_20_4" text:outline-level="4"><text:span text:style-name="Strong_20_Emphasis">Example 3 – Dead Code Elimination</text:span></text:h>
      <text:p text:style-name="Text_20_body">Before:</text:p>
      <text:p text:style-name="Preformatted_20_Text"><text:span text:style-name="Source_20_Text">x = 10</text:span></text:p>
      <text:p text:style-name="P3"><text:span text:style-name="Source_20_Text">x = 20</text:span></text:p>
      <text:p text:style-name="Text_20_body">After:</text:p>
      <text:p text:style-name="P3"><text:span text:style-name="Source_20_Text">x = 20</text:span></text:p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6. Target Code Generation</text:span></text:h>
      <text:p text:style-name="Text_20_body">Generates assembly or machine code for the target architecture.</text:p>
      <text:h text:style-name="Heading_20_3" text:outline-level="3">Responsibilities</text:h>
      <text:list xml:id="list3886773799" text:style-name="L6">
        <text:list-item>
          <text:p text:style-name="P9">Register allocation</text:p>
        </text:list-item>
        <text:list-item>
          <text:p text:style-name="P9">Instruction selection</text:p>
        </text:list-item>
        <text:list-item>
          <text:p text:style-name="P9">Memory layout</text:p>
        </text:list-item>
      </text:list>
      <text:h text:style-name="Heading_20_3" text:outline-level="3"><text:span text:style-name="Strong_20_Emphasis">Examples </text:span></text:h>
      <text:h text:style-name="Heading_20_4" text:outline-level="4"><text:span text:style-name="Strong_20_Emphasis">Example 1 – Simple Assignment</text:span></text:h>
      <text:p text:style-name="Text_20_body">C Code:</text:p>
      <text:p text:style-name="P3"><text:span text:style-name="Source_20_Text">x = y + 1;</text:span></text:p>
      <text:p text:style-name="Text_20_body">Assembly:</text:p>
      <text:p text:style-name="Preformatted_20_Text"><text:span text:style-name="Source_20_Text">LOAD y, R1</text:span></text:p>
      <text:p text:style-name="Preformatted_20_Text"><text:span text:style-name="Source_20_Text">ADD 1, R1</text:span></text:p>
      <text:p text:style-name="P3"><text:span text:style-name="Source_20_Text">STORE R1, x</text:span></text:p>
      <text:h text:style-name="Heading_20_4" text:outline-level="4"><text:span text:style-name="Strong_20_Emphasis">Example 2 – Multiplication</text:span></text:h>
      <text:p text:style-name="P3"><text:span text:style-name="Source_20_Text">z = a * b;</text:span></text:p>
      <text:p text:style-name="Preformatted_20_Text"><text:span text:style-name="Source_20_Text">LOAD a, R1</text:span></text:p>
      <text:p text:style-name="Preformatted_20_Text"><text:span text:style-name="Source_20_Text">LOAD b, R2</text:span></text:p>
      <text:p text:style-name="Preformatted_20_Text"><text:span text:style-name="Source_20_Text">MUL R1, R2, R3</text:span></text:p>
      <text:p text:style-name="P3"><text:span text:style-name="Source_20_Text">STORE R3, z</text:span></text:p>
      <text:h text:style-name="Heading_20_4" text:outline-level="4"><text:span text:style-name="Strong_20_Emphasis">Example 3 – Conditional Jump</text:span></text:h>
      <text:p text:style-name="P3"><text:span text:style-name="Source_20_Text">if (x &gt; y) z = 1;</text:span></text:p>
      <text:p text:style-name="Preformatted_20_Text"><text:span text:style-name="Source_20_Text">LOAD x, R1</text:span></text:p>
      <text:p text:style-name="Preformatted_20_Text"><text:span text:style-name="Source_20_Text">LOAD y, R2</text:span></text:p>
      <text:p text:style-name="Preformatted_20_Text"><text:span text:style-name="Source_20_Text">CMP R1, R2</text:span></text:p>
      <text:p text:style-name="Preformatted_20_Text"><text:span text:style-name="Source_20_Text">JLE L1</text:span></text:p>
      <text:p text:style-name="Preformatted_20_Text"><text:span text:style-name="Source_20_Text">MOV 1, z</text:span></text:p>
      <text:p text:style-name="P3"><text:span text:style-name="Source_20_Text">L1: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h text:style-name="Heading_20_1" text:outline-level="1"><text:soft-page-break/><text:span text:style-name="Strong_20_Emphasis">Example: </text:span><text:span text:style-name="Strong_20_Emphasis"><text:span text:style-name="T1">Demonstrating All Compiler Phases</text:span></text:span></text:h>
      <text:h text:style-name="Heading_20_3" text:outline-level="3">C Program</text:h>
      <text:p text:style-name="Preformatted_20_Text"><text:span text:style-name="Source_20_Text">int main() {</text:span></text:p>
      <text:p text:style-name="Preformatted_20_Text"><text:span text:style-name="Source_20_Text"><text:s text:c="4"/>int a = 5;</text:span></text:p>
      <text:p text:style-name="Preformatted_20_Text"><text:span text:style-name="Source_20_Text"><text:s text:c="4"/>int b = 10;</text:span></text:p>
      <text:p text:style-name="Preformatted_20_Text"><text:span text:style-name="Source_20_Text"><text:s text:c="4"/>int c = a + b;</text:span></text:p>
      <text:p text:style-name="Preformatted_20_Text"><text:span text:style-name="Source_20_Text"><text:s text:c="4"/>return c;</text:span></text:p>
      <text:p text:style-name="P3"><text:span text:style-name="Source_20_Text">}</text:span></text:p>
      <text:h text:style-name="Heading_20_3" text:outline-level="3"><text:span text:style-name="Strong_20_Emphasis">1. Lexical Analysis</text:span></text:h>
      <text:p text:style-name="Text_20_body">Tokens:<text:line-break/>int, main, (, ), {, int, a, =, 5, ;, int, b, =, 10, ;, int, c, =, a, +, b, ;, return, c, ;, }</text:p>
      <text:h text:style-name="Heading_20_3" text:outline-level="3"><text:span text:style-name="Strong_20_Emphasis">2. Syntax Analysis</text:span></text:h>
      <text:list xml:id="list2233518477" text:style-name="L7">
        <text:list-item>
          <text:p text:style-name="P10">Valid function definition</text:p>
        </text:list-item>
        <text:list-item>
          <text:p text:style-name="P10">Valid declarations and expressions</text:p>
        </text:list-item>
        <text:list-item>
          <text:p text:style-name="P10">Parse tree created</text:p>
        </text:list-item>
      </text:list>
      <text:h text:style-name="Heading_20_3" text:outline-level="3"><text:span text:style-name="Strong_20_Emphasis">3. Semantic Analysis</text:span></text:h>
      <text:list xml:id="list3324374388" text:style-name="L8">
        <text:list-item>
          <text:p text:style-name="P11">a, b, c declared before use</text:p>
        </text:list-item>
        <text:list-item>
          <text:p text:style-name="P11">int types compatible</text:p>
        </text:list-item>
        <text:list-item>
          <text:p text:style-name="P11">return type correct</text:p>
        </text:list-item>
      </text:list>
      <text:h text:style-name="Heading_20_3" text:outline-level="3"><text:span text:style-name="Strong_20_Emphasis">4. Intermediate Code Generation</text:span></text:h>
      <text:p text:style-name="Preformatted_20_Text"><text:span text:style-name="Source_20_Text">t1 = 5</text:span></text:p>
      <text:p text:style-name="Preformatted_20_Text"><text:span text:style-name="Source_20_Text">t2 = 10</text:span></text:p>
      <text:p text:style-name="Preformatted_20_Text"><text:span text:style-name="Source_20_Text">t3 = t1 + t2</text:span></text:p>
      <text:p text:style-name="P3"><text:span text:style-name="Source_20_Text">return t3</text:span></text:p>
      <text:h text:style-name="Heading_20_3" text:outline-level="3"><text:span text:style-name="Strong_20_Emphasis">5. Code Optimization</text:span></text:h>
      <text:p text:style-name="Preformatted_20_Text"><text:span text:style-name="Source_20_Text">t3 = 15</text:span></text:p>
      <text:p text:style-name="P3"><text:span text:style-name="Source_20_Text">return t3</text:span></text:p>
      <text:h text:style-name="Heading_20_3" text:outline-level="3"><text:span text:style-name="Strong_20_Emphasis">6. Target Code Generation</text:span></text:h>
      <text:p text:style-name="Preformatted_20_Text"><text:span text:style-name="Source_20_Text">LOAD 5, R1</text:span></text:p>
      <text:p text:style-name="Preformatted_20_Text"><text:span text:style-name="Source_20_Text">LOAD 10, R2</text:span></text:p>
      <text:p text:style-name="Preformatted_20_Text"><text:span text:style-name="Source_20_Text">ADD R1, R2, R3</text:span></text:p>
      <text:p text:style-name="P3"><text:span text:style-name="Source_20_Text">MOV R3, return_register</text:span></text:p>
      <text:p text:style-name="P3"><text:span text:style-name="Source_20_Text"/></text:p>
      <text:p text:style-name="P3"><text:span text:style-name="Source_20_Text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8:37:19.297045774</meta:creation-date>
    <dc:date>2025-12-09T18:47:28.684153243</dc:date>
    <meta:editing-duration>PT10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178" meta:word-count="750" meta:character-count="4147" meta:non-whitespace-character-count="3504"/>
  </office:meta>
</office:document-meta>
</file>